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2cm" fo:min-width="2.6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2.6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start"/>
      <style:text-properties style:text-underline-style="none"/>
    </style:style>
    <style:style style:name="P4" style:family="paragraph">
      <style:paragraph-properties fo:text-align="start"/>
      <style:text-properties fo:font-size="11pt" style:text-underline-style="none" style:font-size-asian="11pt" style:font-size-complex="11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size="11pt" style:text-underline-style="none" style:font-size-asian="11pt" style:font-size-complex="11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1cm" svg:height="4.318cm" svg:x="2.2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47cm" svg:height="4.826cm" svg:x="6.751cm" svg:y="3.54cm"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029cm" svg:height="0.683cm" svg:x="2.424cm" svg:y="4.762cm">
          <draw:text-box>
            <text:p text:style-name="P3"><text:span text:style-name="T2">ownerID</text:span></text:p>
          </draw:text-box>
        </draw:frame>
        <draw:frame draw:style-name="gr4" draw:text-style-name="P5" draw:layer="layout" svg:width="3.203cm" svg:height="0.806cm" svg:x="2.172cm" svg:y="3.623cm">
          <draw:text-box>
            <text:p><text:span text:style-name="T3">Parameters</text:span></text:p>
          </draw:text-box>
        </draw:frame>
        <draw:line draw:style-name="gr5" draw:text-style-name="P1" draw:layer="layout" svg:x1="2.27cm" svg:y1="4.556cm" svg:x2="5.68cm" svg:y2="4.556cm">
          <text:p/>
        </draw:line>
        <draw:frame draw:style-name="gr6" draw:text-style-name="P5" draw:layer="layout" svg:width="2.667cm" svg:height="0.889cm" svg:x="7.186cm" svg:y="3.64cm">
          <draw:text-box>
            <text:p text:style-name="P1"><text:span text:style-name="T3">owner</text:span></text:p>
          </draw:text-box>
        </draw:frame>
        <draw:line draw:style-name="gr5" draw:text-style-name="P1" draw:layer="layout" svg:x1="6.742cm" svg:y1="4.556cm" svg:x2="10.398cm" svg:y2="4.556cm">
          <text:p/>
        </draw:line>
        <draw:frame draw:style-name="gr3" draw:text-style-name="P4" draw:layer="layout" svg:width="3.556cm" svg:height="0.683cm" svg:x="6.751cm" svg:y="4.693cm">
          <draw:text-box>
            <text:p text:style-name="P3"><text:span text:style-name="T2">ownerID</text:span></text:p>
          </draw:text-box>
        </draw:frame>
        <draw:line draw:style-name="gr5" draw:text-style-name="P1" draw:layer="layout" svg:x1="6.751cm" svg:y1="5.376cm" svg:x2="10.398cm" svg:y2="5.376cm">
          <text:p/>
        </draw:line>
        <draw:frame draw:style-name="gr7" draw:text-style-name="P4" draw:layer="layout" svg:width="3.429cm" svg:height="2.843cm" svg:x="6.776cm" svg:y="5.445cm">
          <draw:text-box>
            <text:p text:style-name="P3"><text:span text:style-name="T2">OWNERS_ID</text:span></text:p>
            <text:p text:style-name="P3"><text:span text:style-name="T2">FIRSTNAME</text:span></text:p>
            <text:p text:style-name="P3"><text:span text:style-name="T2">LASTNAME</text:span></text:p>
            <text:p text:style-name="P3"><text:span text:style-name="T2">ADDRESS</text:span></text:p>
            <text:p text:style-name="P3"><text:span text:style-name="T2">CITY</text:span></text:p>
            <text:p text:style-name="P3"><text:span text:style-name="T2">TELEPHONE</text:span></text:p>
          </draw:text-box>
        </draw:frame>
        <draw:custom-shape draw:style-name="gr2" draw:text-style-name="P2" draw:layer="layout" svg:width="3.683cm" svg:height="4.826cm" svg:x="16.339cm" svg:y="3.839cm"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67cm" svg:height="0.889cm" svg:x="16.774cm" svg:y="3.939cm">
          <draw:text-box>
            <text:p text:style-name="P1"><text:span text:style-name="T3">visits</text:span></text:p>
          </draw:text-box>
        </draw:frame>
        <draw:line draw:style-name="gr5" draw:text-style-name="P1" draw:layer="layout" svg:x1="16.389cm" svg:y1="4.855cm" svg:x2="20.022cm" svg:y2="4.855cm">
          <text:p/>
        </draw:line>
        <draw:frame draw:style-name="gr3" draw:text-style-name="P4" draw:layer="layout" svg:width="3.556cm" svg:height="0.683cm" svg:x="16.339cm" svg:y="4.992cm">
          <draw:text-box>
            <text:p text:style-name="P3"><text:span text:style-name="T2">ownerID</text:span></text:p>
          </draw:text-box>
        </draw:frame>
        <draw:line draw:style-name="gr5" draw:text-style-name="P1" draw:layer="layout" svg:x1="16.339cm" svg:y1="5.675cm" svg:x2="20.022cm" svg:y2="5.675cm">
          <text:p/>
        </draw:line>
        <draw:frame draw:style-name="gr7" draw:text-style-name="P4" draw:layer="layout" svg:width="3.429cm" svg:height="2.652cm" svg:x="16.364cm" svg:y="5.744cm">
          <draw:text-box>
            <text:p text:style-name="P3"><text:span text:style-name="T2">VISIT_ID</text:span></text:p>
            <text:p text:style-name="P3"><text:span text:style-name="T2">PET</text:span></text:p>
            <text:p text:style-name="P3"><text:span text:style-name="T2">FROMDATE</text:span></text:p>
            <text:p text:style-name="P3"><text:span text:style-name="T2">TODATE</text:span></text:p>
            <text:p text:style-name="P3"><text:span text:style-name="T2">DESCRIPTION</text:span></text:p>
          </draw:text-box>
        </draw:frame>
        <draw:custom-shape draw:style-name="gr2" draw:text-style-name="P2" draw:layer="layout" svg:width="3.683cm" svg:height="4.826cm" svg:x="11.538cm" svg:y="4.238cm"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67cm" svg:height="0.889cm" svg:x="11.973cm" svg:y="4.338cm">
          <draw:text-box>
            <text:p text:style-name="P1"><text:span text:style-name="T3">pets</text:span></text:p>
          </draw:text-box>
        </draw:frame>
        <draw:line draw:style-name="gr5" draw:text-style-name="P1" draw:layer="layout" svg:x1="11.588cm" svg:y1="5.254cm" svg:x2="15.221cm" svg:y2="5.254cm">
          <text:p/>
        </draw:line>
        <draw:frame draw:style-name="gr3" draw:text-style-name="P4" draw:layer="layout" svg:width="3.556cm" svg:height="0.683cm" svg:x="11.538cm" svg:y="5.391cm">
          <draw:text-box>
            <text:p text:style-name="P3"><text:span text:style-name="T2">ownerID</text:span></text:p>
          </draw:text-box>
        </draw:frame>
        <draw:line draw:style-name="gr5" draw:text-style-name="P1" draw:layer="layout" svg:x1="11.538cm" svg:y1="6.074cm" svg:x2="15.221cm" svg:y2="6.074cm">
          <text:p/>
        </draw:line>
        <draw:frame draw:style-name="gr7" draw:text-style-name="P4" draw:layer="layout" svg:width="3.429cm" svg:height="2.652cm" svg:x="11.563cm" svg:y="6.143cm">
          <draw:text-box>
            <text:p text:style-name="P3"><text:span text:style-name="T2">PETS_ID</text:span></text:p>
            <text:p text:style-name="P3"><text:span text:style-name="T2">OWNER</text:span></text:p>
            <text:p text:style-name="P3"><text:span text:style-name="T2">TYPE</text:span></text:p>
            <text:p text:style-name="P3"><text:span text:style-name="T2">NAME</text:span></text:p>
            <text:p text:style-name="P3"><text:span text:style-name="T2">BIRTHDATE</text:span></text:p>
          </draw:text-box>
        </draw:frame>
        <draw:custom-shape draw:style-name="gr1" draw:text-style-name="P1" draw:layer="layout" svg:width="3.84cm" svg:height="4.318cm" svg:x="11.539cm" svg:y="9.9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3.556cm" svg:height="2.285cm" svg:x="11.696cm" svg:y="11.161cm">
          <draw:text-box>
            <text:p text:style-name="P3"><text:span text:style-name="T2">PETTYPES_ID</text:span></text:p>
            <text:p text:style-name="P3"><text:span text:style-name="T2">NAME</text:span></text:p>
          </draw:text-box>
        </draw:frame>
        <draw:frame draw:style-name="gr4" draw:text-style-name="P5" draw:layer="layout" svg:width="2.631cm" svg:height="0.806cm" svg:x="12.071cm" svg:y="10.022cm">
          <draw:text-box>
            <text:p><text:span text:style-name="T3">petTypes</text:span></text:p>
          </draw:text-box>
        </draw:frame>
        <draw:line draw:style-name="gr5" draw:text-style-name="P1" draw:layer="layout" svg:x1="11.539cm" svg:y1="10.955cm" svg:x2="15.379cm" svg:y2="10.955cm">
          <text:p/>
        </draw:line>
        <draw:line draw:style-name="gr9" draw:text-style-name="P1" draw:layer="layout" svg:x1="5.68cm" svg:y1="5.064cm" svg:x2="6.715cm" svg:y2="5.064cm">
          <text:p/>
        </draw:line>
        <draw:line draw:style-name="gr9" draw:text-style-name="P1" draw:layer="layout" svg:x1="10.398cm" svg:y1="5.699cm" svg:x2="11.522cm" svg:y2="5.699cm">
          <text:p/>
        </draw:line>
        <draw:line draw:style-name="gr10" draw:text-style-name="P1" draw:layer="layout" svg:x1="15.224cm" svg:y1="6.461cm" svg:x2="16.367cm" svg:y2="6.461cm">
          <text:p/>
        </draw:line>
        <draw:line draw:style-name="gr5" draw:text-style-name="P1" draw:layer="layout" svg:x1="10.76cm" svg:y1="5.699cm" svg:x2="10.76cm" svg:y2="2.27cm">
          <text:p/>
        </draw:line>
        <draw:line draw:style-name="gr5" draw:text-style-name="P1" draw:layer="layout" svg:x1="10.76cm" svg:y1="2.27cm" svg:x2="15.586cm" svg:y2="2.27cm">
          <text:p/>
        </draw:line>
        <draw:line draw:style-name="gr5" draw:text-style-name="P1" draw:layer="layout" svg:x1="15.586cm" svg:y1="5.318cm" svg:x2="15.586cm" svg:y2="2.269cm">
          <text:p/>
        </draw:line>
        <draw:line draw:style-name="gr9" draw:text-style-name="P1" draw:layer="layout" svg:x1="15.604cm" svg:y1="5.311cm" svg:x2="16.366cm" svg:y2="5.3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3-08-06T15:54:07</meta:creation-date>
    <dc:date>2013-09-25T11:48:39</dc:date>
    <dc:creator>vv </dc:creator>
    <meta:editing-duration>PT1H2M2S</meta:editing-duration>
    <meta:editing-cycles>8</meta:editing-cycles>
    <meta:generator>LibreOffice/3.5$Linux_x86 LibreOffice_project/350m1$Build-2</meta:generator>
    <meta:document-statistic meta:object-count="33"/>
  </office:meta>
</office:document-meta>
</file>